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3.311cm" svg:height="13.122cm" svg:x="17.017cm" svg:y="0.717cm">
            <draw:object draw:notify-on-update-of-ranges="Arkusz1.A1:Arkusz1.A1 Arkusz1.C2:Arkusz1.C30 Arkusz1.B1:Arkusz1.B1 Arkusz1.A2:Arkusz1.A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table:formula="of:=660*[.B2]/819" office:value-type="float" office:value="401.318681318681" calcext:value-type="float">
            <text:p>401,3186813186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formula="of:=660*[.B3]/819" office:value-type="float" office:value="437.582417582418" calcext:value-type="float">
            <text:p>437,5824175824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table:formula="of:=660*[.B4]/819" office:value-type="float" office:value="460.952380952381" calcext:value-type="float">
            <text:p>460,9523809523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6" calcext:value-type="float">
            <text:p>596</text:p>
          </table:table-cell>
          <table:table-cell table:formula="of:=660*[.B5]/819" office:value-type="float" office:value="480.29304029304" calcext:value-type="float">
            <text:p>480,293040293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0" calcext:value-type="float">
            <text:p>610</text:p>
          </table:table-cell>
          <table:table-cell table:formula="of:=660*[.B6]/819" office:value-type="float" office:value="491.575091575092" calcext:value-type="float">
            <text:p>491,5750915750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2" calcext:value-type="float">
            <text:p>622</text:p>
          </table:table-cell>
          <table:table-cell table:formula="of:=660*[.B7]/819" office:value-type="float" office:value="501.245421245421" calcext:value-type="float">
            <text:p>501,2454212454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4" calcext:value-type="float">
            <text:p>634</text:p>
          </table:table-cell>
          <table:table-cell table:formula="of:=660*[.B8]/819" office:value-type="float" office:value="510.915750915751" calcext:value-type="float">
            <text:p>510,9157509157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2" calcext:value-type="float">
            <text:p>642</text:p>
          </table:table-cell>
          <table:table-cell table:formula="of:=660*[.B9]/819" office:value-type="float" office:value="517.362637362637" calcext:value-type="float">
            <text:p>517,3626373626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9" calcext:value-type="float">
            <text:p>649</text:p>
          </table:table-cell>
          <table:table-cell table:formula="of:=660*[.B10]/819" office:value-type="float" office:value="523.003663003663" calcext:value-type="float">
            <text:p>523,0036630036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5" calcext:value-type="float">
            <text:p>805</text:p>
          </table:table-cell>
          <table:table-cell table:formula="of:=660*[.B11]/819" office:value-type="float" office:value="648.717948717949" calcext:value-type="float">
            <text:p>648,7179487179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32" calcext:value-type="float">
            <text:p>832</text:p>
          </table:table-cell>
          <table:table-cell table:formula="of:=660*[.B12]/819" office:value-type="float" office:value="670.476190476191" calcext:value-type="float">
            <text:p>670,47619047619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46" calcext:value-type="float">
            <text:p>846</text:p>
          </table:table-cell>
          <table:table-cell table:formula="of:=660*[.B13]/819" office:value-type="float" office:value="681.758241758242" calcext:value-type="float">
            <text:p>681,7582417582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55" calcext:value-type="float">
            <text:p>855</text:p>
          </table:table-cell>
          <table:table-cell table:formula="of:=660*[.B14]/819" office:value-type="float" office:value="689.010989010989" calcext:value-type="float">
            <text:p>689,0109890109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64" calcext:value-type="float">
            <text:p>864</text:p>
          </table:table-cell>
          <table:table-cell table:formula="of:=660*[.B15]/819" office:value-type="float" office:value="696.263736263736" calcext:value-type="float">
            <text:p>696,2637362637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74" calcext:value-type="float">
            <text:p>874</text:p>
          </table:table-cell>
          <table:table-cell table:formula="of:=660*[.B16]/819" office:value-type="float" office:value="704.322344322344" calcext:value-type="float">
            <text:p>704,3223443223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89" calcext:value-type="float">
            <text:p>889</text:p>
          </table:table-cell>
          <table:table-cell table:formula="of:=660*[.B17]/819" office:value-type="float" office:value="716.410256410257" calcext:value-type="float">
            <text:p>716,4102564102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1" calcext:value-type="float">
            <text:p>901</text:p>
          </table:table-cell>
          <table:table-cell table:formula="of:=660*[.B18]/819" office:value-type="float" office:value="726.080586080586" calcext:value-type="float">
            <text:p>726,0805860805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08" calcext:value-type="float">
            <text:p>908</text:p>
          </table:table-cell>
          <table:table-cell table:formula="of:=660*[.B19]/819" office:value-type="float" office:value="731.721611721612" calcext:value-type="float">
            <text:p>731,7216117216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2" calcext:value-type="float">
            <text:p>922</text:p>
          </table:table-cell>
          <table:table-cell table:formula="of:=660*[.B20]/819" office:value-type="float" office:value="743.003663003663" calcext:value-type="float">
            <text:p>743,0036630036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3" calcext:value-type="float">
            <text:p>933</text:p>
          </table:table-cell>
          <table:table-cell table:formula="of:=660*[.B21]/819" office:value-type="float" office:value="751.868131868132" calcext:value-type="float">
            <text:p>751,8681318681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9" calcext:value-type="float">
            <text:p>1019</text:p>
          </table:table-cell>
          <table:table-cell table:formula="of:=660*[.B22]/819" office:value-type="float" office:value="821.172161172161" calcext:value-type="float">
            <text:p>821,1721611721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57" calcext:value-type="float">
            <text:p>1057</text:p>
          </table:table-cell>
          <table:table-cell table:formula="of:=660*[.B23]/819" office:value-type="float" office:value="851.794871794872" calcext:value-type="float">
            <text:p>851,7948717948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4" calcext:value-type="float">
            <text:p>1064</text:p>
          </table:table-cell>
          <table:table-cell table:formula="of:=660*[.B24]/819" office:value-type="float" office:value="857.435897435898" calcext:value-type="float">
            <text:p>857,4358974358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90" calcext:value-type="float">
            <text:p>1090</text:p>
          </table:table-cell>
          <table:table-cell table:formula="of:=660*[.B25]/819" office:value-type="float" office:value="878.388278388278" calcext:value-type="float">
            <text:p>878,3882783882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00" calcext:value-type="float">
            <text:p>1100</text:p>
          </table:table-cell>
          <table:table-cell table:formula="of:=660*[.B26]/819" office:value-type="float" office:value="886.446886446886" calcext:value-type="float">
            <text:p>886,4468864468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8" calcext:value-type="float">
            <text:p>1128</text:p>
          </table:table-cell>
          <table:table-cell table:formula="of:=660*[.B27]/819" office:value-type="float" office:value="909.010989010989" calcext:value-type="float">
            <text:p>909,0109890109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34" calcext:value-type="float">
            <text:p>1134</text:p>
          </table:table-cell>
          <table:table-cell table:formula="of:=660*[.B28]/819" office:value-type="float" office:value="913.846153846154" calcext:value-type="float">
            <text:p>913,84615384615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56" calcext:value-type="float">
            <text:p>1156</text:p>
          </table:table-cell>
          <table:table-cell table:formula="of:=660*[.B29]/819" office:value-type="float" office:value="931.575091575092" calcext:value-type="float">
            <text:p>931,5750915750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72" calcext:value-type="float">
            <text:p>1172</text:p>
          </table:table-cell>
          <table:table-cell table:formula="of:=660*[.B30]/819" office:value-type="float" office:value="944.468864468865" calcext:value-type="float">
            <text:p>944,468864468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8:49:38.558280147</meta:creation-date>
    <dc:date>2023-02-22T19:28:29.992330570</dc:date>
    <meta:editing-duration>PT38M52S</meta:editing-duration>
    <meta:editing-cycles>1</meta:editing-cycles>
    <meta:document-statistic meta:table-count="1" meta:cell-count="89" meta:object-count="1"/>
    <meta:generator>LibreOffice/7.4.3.2$Linux_X86_64 LibreOffice_project/1048a8393ae2eeec98dff31b5c133c5f1d08b890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12cm" svg:height="13.123cm" xlink:href=".." xlink:type="simple" chart:class="chart:scatter" chart:style-name="ch1">
        <chart:legend chart:legend-position="end" svg:x="19.957cm" svg:y="6.013cm" style:legend-expansion="high" chart:style-name="ch2"/>
        <chart:plot-area chart:style-name="ch3" table:cell-range-address="Arkusz1.A1:Arkusz1.B1 Arkusz1.C2:Arkusz1.C30 Arkusz1.A2:Arkusz1.A30" chart:data-source-has-labels="row" svg:x="0.466cm" svg:y="0.262cm" svg:width="19.025cm" svg:height="12.599cm">
          <chart:coordinate-region svg:x="1.274cm" svg:y="0.461cm" svg:width="17.845cm" svg:height="11.7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A2:Arkusz1.A30" chart:label-cell-address="Arkusz1.B1:Arkusz1.B1" chart:class="chart:scatter">
            <chart:domain table:cell-range-address="Arkusz1.C2:Arkusz1.C30"/>
            <chart:regression-curve chart:style-name="ch8">
              <chart:equation chart:display-equation="true" chart:display-r-square="true" svg:x="9.912cm" svg:y="8.978cm"/>
            </chart:regression-curve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adc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.318681318681">
                <text:p>401.318681318681</text:p>
                <draw:g>
                  <svg:desc>Arkusz1.C2:Arkusz1.C30</svg:desc>
                </draw:g>
              </table:table-cell>
              <table:table-cell office:value-type="float" office:value="23">
                <text:p>23</text:p>
                <draw:g>
                  <svg:desc>Arkusz1.A2:Arkusz1.A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7.582417582418">
                <text:p>437.5824175824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0.952380952381">
                <text:p>460.9523809523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.29304029304">
                <text:p>480.293040293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1.575091575092">
                <text:p>491.5750915750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.245421245421">
                <text:p>501.2454212454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0.915750915751">
                <text:p>510.9157509157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.362637362637">
                <text:p>517.3626373626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3.003663003663">
                <text:p>523.00366300366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8.717948717949">
                <text:p>648.71794871794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0.476190476191">
                <text:p>670.47619047619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1.758241758242">
                <text:p>681.75824175824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9.010989010989">
                <text:p>689.0109890109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6.263736263736">
                <text:p>696.26373626373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4.322344322344">
                <text:p>704.3223443223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6.410256410257">
                <text:p>716.4102564102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6.080586080586">
                <text:p>726.08058608058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1.721611721612">
                <text:p>731.72161172161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3.003663003663">
                <text:p>743.0036630036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1.868131868132">
                <text:p>751.86813186813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1.172161172161">
                <text:p>821.1721611721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851.794871794872">
                <text:p>851.79487179487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857.435897435898">
                <text:p>857.4358974358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878.388278388278">
                <text:p>878.3882783882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/>
              <table:table-cell office:value-type="float" office:value="886.446886446886">
                <text:p>886.44688644688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/>
              <table:table-cell office:value-type="float" office:value="909.010989010989">
                <text:p>909.01098901098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/>
              <table:table-cell office:value-type="float" office:value="913.846153846154">
                <text:p>913.84615384615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/>
              <table:table-cell office:value-type="float" office:value="931.575091575092">
                <text:p>931.57509157509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/>
              <table:table-cell office:value-type="float" office:value="944.468864468865">
                <text:p>944.468864468865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1048a8393ae2eeec98dff31b5c133c5f1d08b89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